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3.74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4" table:default-cell-style-name="Default"/>
        <table:table-column table:style-name="co2" table:number-columns-repeated="8" table:default-cell-style-name="Default"/>
        <table:table-column table:style-name="co3" table:number-columns-repeated="25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15">
            <text:p>5015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15">
            <text:p>25015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15">
            <text:p>45015</text:p>
          </table:table-cell>
          <table:table-cell office:value-type="float" office:value="50015">
            <text:p>50015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5">
            <text:p>65015</text:p>
          </table:table-cell>
          <table:table-cell office:value-type="float" office:value="70015">
            <text:p>70015</text:p>
          </table:table-cell>
          <table:table-cell office:value-type="float" office:value="75015">
            <text:p>75015</text:p>
          </table:table-cell>
          <table:table-cell office:value-type="float" office:value="80015">
            <text:p>80015</text:p>
          </table:table-cell>
          <table:table-cell office:value-type="float" office:value="85015">
            <text:p>85015</text:p>
          </table:table-cell>
          <table:table-cell office:value-type="float" office:value="90015">
            <text:p>90015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15">
            <text:p>105015</text:p>
          </table:table-cell>
          <table:table-cell office:value-type="float" office:value="110015">
            <text:p>110015</text:p>
          </table:table-cell>
          <table:table-cell office:value-type="float" office:value="115015">
            <text:p>115015</text:p>
          </table:table-cell>
          <table:table-cell office:value-type="float" office:value="120015">
            <text:p>120015</text:p>
          </table:table-cell>
          <table:table-cell office:value-type="float" office:value="125000">
            <text:p>125000</text:p>
          </table:table-cell>
          <table:table-cell office:value-type="float" office:value="130015">
            <text:p>130015</text:p>
          </table:table-cell>
          <table:table-cell office:value-type="float" office:value="135015">
            <text:p>135015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5">
            <text:p>155015</text:p>
          </table:table-cell>
          <table:table-cell office:value-type="float" office:value="160015">
            <text:p>160015</text:p>
          </table:table-cell>
          <table:table-cell office:value-type="float" office:value="165015">
            <text:p>165015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15">
            <text:p>200015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15">
            <text:p>230015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15">
            <text:p>255015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15">
            <text:p>280015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1248.19608804748">
            <text:p>1248,2</text:p>
          </table:table-cell>
          <table:table-cell table:number-columns-repeated="6" office:value-type="float" office:value="1200.19309003389">
            <text:p>1200,19</text:p>
          </table:table-cell>
          <table:table-cell table:number-columns-repeated="18" office:value-type="float" office:value="1159.59188161161">
            <text:p>1159,59</text:p>
          </table:table-cell>
          <table:table-cell table:number-columns-repeated="8" office:value-type="float" office:value="1155.21127127176">
            <text:p>1155,21</text:p>
          </table:table-cell>
          <table:table-cell table:number-columns-repeated="23" office:value-type="float" office:value="1132.39774684189">
            <text:p>1132,4</text:p>
          </table:table-cell>
          <table:table-cell table:number-columns-repeated="2" office:value-type="float" office:value="1073.10566373075">
            <text:p>1073,1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152.5975298357">
            <text:p>1152,6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945.311294078902">
            <text:p>945,31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/>
          <table:table-cell>
            <draw:frame table:end-cell-address="Sheet1.H28" table:end-x="1.225cm" table:end-y="0.081cm" draw:z-index="0" svg:width="21.693cm" svg:height="8.888cm" svg:x="1.515cm" svg:y="0.224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4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42:56</meta:creation-date>
    <dc:creator>Hugo Meyer</dc:creator>
    <dc:date>2007-12-26T18:44:01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6.5pt" style:font-family-asian="'Arial Unicode MS'" style:font-pitch-asian="variable" style:font-size-asian="16.5pt" style:font-family-complex="Tahoma" style:font-pitch-complex="variable" style:font-size-complex="16.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59999990463257pt" style:font-family-asian="'Arial Unicode MS'" style:font-pitch-asian="variable" style:font-size-asian="7.59999990463257pt" style:font-family-complex="Tahoma" style:font-pitch-complex="variable" style:font-size-complex="7.5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Arial Unicode MS'" style:font-pitch-asian="variable" style:font-size-asian="8.89999961853027pt" style:font-family-complex="Tahoma" style:font-pitch-complex="variable" style:font-size-complex="8.8999996185302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1.3999996185303pt" style:font-family-asian="'Arial Unicode MS'" style:font-pitch-asian="variable" style:font-size-asian="11.3999996185303pt" style:font-family-complex="Tahoma" style:font-pitch-complex="variable" style:font-size-complex="11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Arial Unicode MS'" style:font-pitch-asian="variable" style:font-size-asian="8.89999961853027pt" style:font-family-complex="Tahoma" style:font-pitch-complex="variable" style:font-size-complex="8.89999961853027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59999990463257pt" style:font-family-asian="'Arial Unicode MS'" style:font-pitch-asian="variable" style:font-size-asian="7.59999990463257pt" style:font-family-complex="Tahoma" style:font-pitch-complex="variable" style:font-size-complex="7.59999990463257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1.694cm" svg:height="8.889cm" chart:class="chart:scatter" chart:style-name="ch1">
        <chart:title svg:x="8.657cm" svg:y="0.176cm" chart:style-name="ch2">
          <text:p>Tiempo vs Costo</text:p>
        </chart:title>
        <chart:legend chart:legend-position="end" svg:x="20.031cm" svg:y="4.203cm" chart:style-name="ch3"/>
        <chart:plot-area chart:style-name="ch4" table:cell-range-address="Sheet1.$A$1:.$BH$2" chart:data-source-has-labels="column" chart:table-number-list="0" svg:x="0.432cm" svg:y="1.18cm" svg:width="18.736cm" svg:height="7.533cm">
          <chart:axis chart:dimension="x" chart:name="primary-x" chart:style-name="ch5">
            <chart:title svg:x="9.699cm" svg:y="8.261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32cm" svg:y="4.799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15">
                <text:p>5015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15">
                <text:p>25015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15">
                <text:p>45015</text:p>
              </table:table-cell>
              <table:table-cell office:value-type="float" office:value="50015">
                <text:p>50015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15">
                <text:p>65015</text:p>
              </table:table-cell>
              <table:table-cell office:value-type="float" office:value="70015">
                <text:p>70015</text:p>
              </table:table-cell>
              <table:table-cell office:value-type="float" office:value="75015">
                <text:p>75015</text:p>
              </table:table-cell>
              <table:table-cell office:value-type="float" office:value="80015">
                <text:p>80015</text:p>
              </table:table-cell>
              <table:table-cell office:value-type="float" office:value="85015">
                <text:p>85015</text:p>
              </table:table-cell>
              <table:table-cell office:value-type="float" office:value="90015">
                <text:p>90015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15">
                <text:p>105015</text:p>
              </table:table-cell>
              <table:table-cell office:value-type="float" office:value="110015">
                <text:p>110015</text:p>
              </table:table-cell>
              <table:table-cell office:value-type="float" office:value="115015">
                <text:p>115015</text:p>
              </table:table-cell>
              <table:table-cell office:value-type="float" office:value="120015">
                <text:p>120015</text:p>
              </table:table-cell>
              <table:table-cell office:value-type="float" office:value="125000">
                <text:p>125000</text:p>
              </table:table-cell>
              <table:table-cell office:value-type="float" office:value="130015">
                <text:p>130015</text:p>
              </table:table-cell>
              <table:table-cell office:value-type="float" office:value="135015">
                <text:p>135015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15">
                <text:p>155015</text:p>
              </table:table-cell>
              <table:table-cell office:value-type="float" office:value="160015">
                <text:p>160015</text:p>
              </table:table-cell>
              <table:table-cell office:value-type="float" office:value="165015">
                <text:p>165015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15">
                <text:p>200015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15">
                <text:p>230015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15">
                <text:p>255015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15">
                <text:p>280015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48.19608804748">
                <text:p>1248.19608804748</text:p>
              </table:table-cell>
              <table:table-cell office:value-type="float" office:value="1248.19608804748">
                <text:p>1248.19608804748</text:p>
              </table:table-cell>
              <table:table-cell office:value-type="float" office:value="1200.19309003389">
                <text:p>1200.19309003389</text:p>
              </table:table-cell>
              <table:table-cell office:value-type="float" office:value="1200.19309003389">
                <text:p>1200.19309003389</text:p>
              </table:table-cell>
              <table:table-cell office:value-type="float" office:value="1200.19309003389">
                <text:p>1200.19309003389</text:p>
              </table:table-cell>
              <table:table-cell office:value-type="float" office:value="1200.19309003389">
                <text:p>1200.19309003389</text:p>
              </table:table-cell>
              <table:table-cell office:value-type="float" office:value="1200.19309003389">
                <text:p>1200.19309003389</text:p>
              </table:table-cell>
              <table:table-cell office:value-type="float" office:value="1200.19309003389">
                <text:p>1200.19309003389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9.59188161161">
                <text:p>1159.59188161161</text:p>
              </table:table-cell>
              <table:table-cell office:value-type="float" office:value="1155.21127127176">
                <text:p>1155.21127127176</text:p>
              </table:table-cell>
              <table:table-cell office:value-type="float" office:value="1155.21127127176">
                <text:p>1155.21127127176</text:p>
              </table:table-cell>
              <table:table-cell office:value-type="float" office:value="1155.21127127176">
                <text:p>1155.21127127176</text:p>
              </table:table-cell>
              <table:table-cell office:value-type="float" office:value="1155.21127127176">
                <text:p>1155.21127127176</text:p>
              </table:table-cell>
              <table:table-cell office:value-type="float" office:value="1155.21127127176">
                <text:p>1155.21127127176</text:p>
              </table:table-cell>
              <table:table-cell office:value-type="float" office:value="1155.21127127176">
                <text:p>1155.21127127176</text:p>
              </table:table-cell>
              <table:table-cell office:value-type="float" office:value="1155.21127127176">
                <text:p>1155.21127127176</text:p>
              </table:table-cell>
              <table:table-cell office:value-type="float" office:value="1155.21127127176">
                <text:p>1155.21127127176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132.39774684189">
                <text:p>1132.39774684189</text:p>
              </table:table-cell>
              <table:table-cell office:value-type="float" office:value="1073.10566373075">
                <text:p>1073.10566373075</text:p>
              </table:table-cell>
              <table:table-cell office:value-type="float" office:value="1073.10566373075">
                <text:p>1073.1056637307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